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paragraph-rsid="00067eeb"/>
    </style:style>
    <style:style style:name="P3" style:family="paragraph" style:parent-style-name="Standard">
      <style:text-properties fo:language="es" fo:country="ES" officeooo:rsid="000855be" officeooo:paragraph-rsid="000855be"/>
    </style:style>
    <style:style style:name="T1" style:family="text">
      <style:text-properties officeooo:rsid="00054519"/>
    </style:style>
    <style:style style:name="T2" style:family="text">
      <style:text-properties officeooo:rsid="00067eeb"/>
    </style:style>
    <style:style style:name="T3" style:family="text">
      <style:text-properties officeooo:rsid="000855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Instalar git: se actualiza la variable de entorno y se crea una carpeta en program files </text:span></text:p>
      <text:p text:style-name="P1"/>
      <text:p text:style-name="P1"><text:tab/><text:span text:style-name="T1">Powershell</text:span></text:p>
      <text:p text:style-name="P1"/>
      <text:p text:style-name="P1"><text:tab/><text:span text:style-name="T1">Visual studio code</text:span></text:p>
      <text:p text:style-name="P1"/>
      <text:p text:style-name="P1"><text:tab/><text:span text:style-name="T1">Mongodb: comunity server compass </text:span><text:span text:style-name="T2">(instalar como un servicio en windows) (no instalar <text:tab/><text:tab/><text:tab/>compass, se instala aparte msi) se debe añadir a variable de entorno <text:tab/><text:tab/><text:tab/><text:tab/><text:tab/>mongodb/server/4.4/bin</text:span></text:p>
      <text:p text:style-name="P2"/>
      <text:p text:style-name="P2"/>
      <text:p text:style-name="P2"/>
      <text:p text:style-name="P2"><text:span text:style-name="T2">A la variable de entorno se accede mediante </text:span><text:span text:style-name="T3">panel de control/</text:span><text:span text:style-name="T2">sistema/</text:span><text:span text:style-name="T3">opciones_avanzadas/variables_de_entorno/path</text:span></text:p>
      <text:p text:style-name="P2"/>
      <text:p text:style-name="P3">Mongo base_de_datos/colecciones/document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09-29T13:48:28.346000000</dc:date>
    <meta:editing-duration>PT19M4S</meta:editing-duration>
    <meta:editing-cycles>3</meta:editing-cycles>
    <meta:document-statistic meta:table-count="0" meta:image-count="0" meta:object-count="0" meta:page-count="1" meta:paragraph-count="6" meta:word-count="58" meta:character-count="460" meta:non-whitespace-character-count="395"/>
  </office:meta>
</office:document-meta>
</file>